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_20_indent_20_Organon">
      <style:text-properties fo:language="en" fo:country="US" officeooo:paragraph-rsid="000c0eed"/>
    </style:style>
    <style:style style:name="P3" style:family="paragraph" style:parent-style-name="Text_20_body_20_indent_20_Organon">
      <style:text-properties fo:language="en" fo:country="US" officeooo:paragraph-rsid="000c0eed" fo:background-color="transparent"/>
    </style:style>
    <style:style style:name="P4" style:family="paragraph" style:parent-style-name="Text_20_body_20_indent_20_Organon">
      <style:text-properties fo:language="en" fo:country="US" officeooo:paragraph-rsid="000d5c08" fo:background-color="transparent"/>
    </style:style>
    <style:style style:name="P5" style:family="paragraph" style:parent-style-name="Text_20_body_20_indent_20_Organon" style:list-style-name="L1">
      <style:text-properties fo:language="en" fo:country="US" officeooo:paragraph-rsid="000ced3b"/>
    </style:style>
    <style:style style:name="P6" style:family="paragraph" style:parent-style-name="Text_20_body_20_indent_20_Organon" style:list-style-name="L1">
      <style:text-properties officeooo:paragraph-rsid="000ced3b"/>
    </style:style>
    <style:style style:name="P7" style:family="paragraph" style:parent-style-name="Text_20_body_20_indent_20_Organon" style:list-style-name="L1">
      <style:paragraph-properties fo:margin-left="0cm" fo:margin-right="0cm" fo:text-indent="0cm" style:auto-text-indent="false"/>
      <style:text-properties fo:language="en" fo:country="US" officeooo:paragraph-rsid="000ced3b"/>
    </style:style>
    <style:style style:name="T1" style:family="text">
      <style:text-properties officeooo:rsid="000c0ee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0eed"/>
    </style:style>
    <style:style style:name="T4" style:family="text">
      <style:text-properties fo:background-color="#ff3333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ffff99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83">
        <text:h text:style-name="P1" text:outline-level="3"><text:bookmark-start text:name="__RefHeading___Toc7314_1464965999"/>Cross-references<text:bookmark-end text:name="__RefHeading___Toc7314_1464965999"/></text:h>
        <text:p text:style-name="P2"><text:bookmark text:name="result_box5"/>Cross-references in Organon <text:span text:style-name="T1">can</text:span> be created and used <text:span text:style-name="T1">in</text:span> the usual manner <text:span text:style-name="T1">of</text:span> Writer.<text:line-break/><text:span text:style-name="T1">They are u</text:span>pdated with F9. Also cross-references in imported <text:span text:style-name="T1">f</text:span>iles are detected and integrated. Furthermore Organon jumps at a mouse click <text:span text:style-name="T1">on a</text:span> reference to the reference target.<text:line-break/><text:line-break/></text:p>
        <text:section text:style-name="Sect2" text:name="Bereich1">
          <text:p text:style-name="P3"/>
          <text:p text:style-name="P4">To display references correctly the fully deployed project folder must<text:line-break/>be selected and F9 <text:span text:style-name="T1">has to be pressed </text:span>to update.<text:line-break/>When exporting to <text:span text:style-name="T1">one</text:span> document cross-references are updated automatically.</text:p>
          <text:p text:style-name="P3"/>
        </text:section>
        <text:list xml:id="list8903472712026162772" text:style-name="L1">
          <text:list-header>
            <text:p text:style-name="P7"/>
            <text:p text:style-name="P7">However, there are some special <text:span text:style-name="T1">behaviours</text:span>:</text:p>
          </text:list-header>
          <text:list-item>
            <text:p text:style-name="P5">Since Organon <text:span text:style-name="T1">doesn't</text:span> load all files on startup and <text:span text:style-name="T1">furthermore </text:span>usually only<text:line-break/><text:span text:style-name="T1">e</text:span>xcerpts of the project are visible, cross-references show after updating<text:line-break/>incorrect page numbers, chapter numbers, position (above / below), or<text:line-break/><text:span text:style-name="T1">r</text:span>eference numbers.</text:p>
          </text:list-item>
          <text:list-item>
            <text:p text:style-name="P5">Organon converts cross-references unnoticed by users in<text:span text:style-name="T1">to</text:span> bookmarks and user variables. These can be found in the bookmark<text:span text:style-name="T1">s</text:span> as "zzOrganonBM" and in the user variables<text:line-break/>as "zzOrganonField". These bookmarks and <text:span text:style-name="T1">variables</text:span> should not be affected, of course. <text:span text:style-name="T1">H</text:span>iding <text:span text:style-name="T1">them </text:span>from the users was due to possible inadvertent erasure by the user not feasible.</text:p>
          </text:list-item>
          <text:list-item>
            <text:p text:style-name="P6"><text:span text:style-name="T2">When exporting to a document and the .odt format </text:span><text:span text:style-name="T3">references are converted back</text:span><text:span text:style-name="T2"> into ordinary Writer </text:span><text:span text:style-name="T3">references.</text:span></text:p>
          </text:list-item>
          <text:list-item>
            <text:p text:style-name="P6">If the project is exported to individual files cross-references <text:span text:style-name="T1">will show </text:span>an error. <text:span text:style-name="T1">There's no transformation of bookmarks and variables</text:span>.</text:p>
          </text:list-item>
        </text:list>
        <text:p text:style-name="Text_20_body_20_indent_20_Organon"><text:line-break/><text:line-break/><text:span text:style-name="T4">Note:</text:span><text:line-break/>References to chapter numbers <text:span text:style-name="T1">do </text:span>work in Organon, in Writer <text:span text:style-name="T1">they don't</text:span> (A bug in<text:line-break/>Writer). Since Organon converts the references when exporting, <text:span text:style-name="T1">these references will be lost</text:span>. A note to the user at the corresponding point is still missing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9T07:23:58.129000000</dc:date>
    <meta:editing-duration>P0D</meta:editing-duration>
    <meta:editing-cycles>1</meta:editing-cycles>
    <meta:document-statistic meta:table-count="0" meta:image-count="0" meta:object-count="0" meta:page-count="1" meta:paragraph-count="10" meta:word-count="249" meta:character-count="1599" meta:non-whitespace-character-count="1360"/>
    <meta:generator>LibreOffice/5.1.1.3$Windows_X86_64 LibreOffice_project/89f508ef3ecebd2cfb8e1def0f0ba9a803b88a6d</meta:generator>
  </office:meta>
</office:document-meta>
</file>